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fo:language="nl" fo:country="NL"/>
    </style:style>
    <style:style style:name="P2" style:family="paragraph" style:parent-style-name="Standard">
      <style:text-properties fo:color="#201f1e" loext:opacity="100%" style:font-name="Segoe UI" fo:font-size="11pt" fo:language="nl" fo:country="NL" style:font-size-asian="11pt"/>
    </style:style>
    <style:style style:name="P3" style:family="paragraph" style:parent-style-name="Standard">
      <style:text-properties style:font-name="Segoe UI" fo:font-size="11pt" fo:language="nl" fo:country="NL" style:font-size-asian="11pt" style:font-name-complex="Segoe UI" style:font-size-complex="11pt"/>
    </style:style>
    <style:style style:name="P4" style:family="paragraph" style:parent-style-name="Standard" style:master-page-name="MP0">
      <style:paragraph-properties style:page-number="auto" fo:break-before="page"/>
      <style:text-properties fo:color="#201f1e" loext:opacity="100%" style:font-name="Segoe UI" fo:font-size="11pt" fo:language="nl" fo:country="NL" style:font-size-asian="11pt"/>
    </style:style>
    <style:style style:name="P5" style:family="paragraph" style:parent-style-name="Standard">
      <style:text-properties officeooo:paragraph-rsid="0019760e"/>
    </style:style>
    <style:style style:name="T1" style:family="text">
      <style:text-properties fo:color="#201f1e" loext:opacity="100%" style:font-name="Segoe UI" fo:font-size="11pt" fo:language="nl" fo:country="NL" style:font-size-asian="11pt"/>
    </style:style>
    <style:style style:name="T2" style:family="text">
      <style:text-properties fo:color="#201f1e" loext:opacity="100%" style:font-name="Segoe UI" fo:font-size="11pt" fo:language="nl" fo:country="NL" officeooo:rsid="0019760e" style:font-size-asian="11pt"/>
    </style:style>
    <style:style style:name="T3" style:family="text">
      <style:text-properties fo:color="#201f1e" loext:opacity="100%" style:font-name="Segoe UI" fo:font-size="11pt" style:font-size-asian="11pt"/>
    </style:style>
    <style:style style:name="T4" style:family="text">
      <style:text-properties fo:language="nl" fo:country="NL"/>
    </style:style>
    <style:style style:name="T5" style:family="text">
      <style:text-properties style:font-name="Segoe UI" fo:font-size="11pt" fo:language="nl" fo:country="NL" style:font-size-asian="11pt" style:font-name-complex="Segoe UI" style:font-size-complex="11pt"/>
    </style:style>
    <style:style style:name="T6" style:family="text">
      <style:text-properties officeooo:rsid="001976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2"/>
      <text:p text:style-name="P2"/>
      <text:p text:style-name="Standard"><text:span text:style-name="Standaardalinea-lettertype"><text:span text:style-name="T1">Naam: Mikey van Zundert </text:span></text:span><text:span text:style-name="Standaardalinea-lettertype"><text:span text:style-name="T4"><text:line-break/></text:span></text:span><text:span text:style-name="Standaardalinea-lettertype"><text:span text:style-name="T1">Adres: Jan van Houtstraat 120</text:span></text:span><text:span text:style-name="Standaardalinea-lettertype"><text:span text:style-name="T4"><text:line-break/></text:span></text:span><text:span text:style-name="Standaardalinea-lettertype"><text:span text:style-name="T1">Postcode, woonplaats : 2581 TA, Den-Haag</text:span></text:span><text:span text:style-name="Standaardalinea-lettertype"><text:span text:style-name="T4"><text:line-break/></text:span></text:span><text:span text:style-name="Standaardalinea-lettertype"><text:span text:style-name="T1">Geboortedatum: 27/04/1994</text:span></text:span><text:span text:style-name="Standaardalinea-lettertype"><text:span text:style-name="T4"><text:line-break/></text:span></text:span><text:span text:style-name="Standaardalinea-lettertype"><text:span text:style-name="T1">Nationaliteit: Nederland</text:span></text:span><text:span text:style-name="Standaardalinea-lettertype"><text:span text:style-name="T4"><text:line-break/></text:span></text:span><text:span text:style-name="Standaardalinea-lettertype"><text:span text:style-name="T1">Telefoonnummer: 0628700535</text:span></text:span><text:span text:style-name="Standaardalinea-lettertype"><text:span text:style-name="T4"><text:line-break/></text:span></text:span><text:span text:style-name="Standaardalinea-lettertype"><text:span text:style-name="T1">E-mail: mikeydev100@gmail.com </text:span></text:span><text:span text:style-name="Standaardalinea-lettertype"><text:span text:style-name="T4"><text:line-break/><text:line-break/></text:span></text:span><text:span text:style-name="Standaardalinea-lettertype"><text:span text:style-name="T1">OPLEIDING</text:span></text:span></text:p>
      <text:p text:style-name="P3">2007-2011 Hofstad Mavo Theoretisch Leerweg diploma behaald</text:p>
      <text:p text:style-name="Standard"><text:span text:style-name="Standaardalinea-lettertype"><text:span text:style-name="T5">2011-2012 Maris College HAVO diploma niet behaald</text:span></text:span><text:span text:style-name="Standaardalinea-lettertype"><text:span text:style-name="T4"><text:line-break/></text:span></text:span><text:span text:style-name="Standaardalinea-lettertype"><text:span text:style-name="T1">2012-2015 ID College MBO Applicatie Ontwikkelaar diploma behaald</text:span></text:span></text:p>
      <text:p text:style-name="P5"><text:span text:style-name="Standaardalinea-lettertype"><text:span text:style-name="T2">2015-2017 Haage Hoge School HBO Software Engineering diploma niet behaald</text:span></text:span></text:p>
      <text:p text:style-name="Standard"><text:span text:style-name="Standaardalinea-lettertype"><text:span text:style-name="T4"><text:line-break/><text:line-break/></text:span></text:span><text:span text:style-name="Standaardalinea-lettertype"><text:span text:style-name="T1">WERKERVARING</text:span></text:span></text:p>
      <text:p text:style-name="P3">2011-tot heden Albert Heijn vakkenvuller/<text:span text:style-name="T6">magazijnmedewerker/logistiek</text:span></text:p>
      <text:p text:style-name="Standard"><text:span text:style-name="Standaardalinea-lettertype"><text:span text:style-name="T1">2014-2015 Ek-Media applicatie ontwikkelaar stage</text:span></text:span><text:span text:style-name="Standaardalinea-lettertype"><text:span text:style-name="T4"><text:line-break/></text:span></text:span></text:p>
      <text:p text:style-name="Standard"><text:span text:style-name="Standaardalinea-lettertype"><text:span text:style-name="T1">VAARDIGHEDEN</text:span></text:span><text:span text:style-name="Standaardalinea-lettertype"><text:span text:style-name="T4"><text:line-break/></text:span></text:span><text:span text:style-name="Standaardalinea-lettertype"><text:span text:style-name="T1">doelgericht, zelfstandig, communicatief vaardig, flexibel, leergierig, feedback ontvangen, kwaliteitsgericht.<text:line-break/><text:line-break/></text:span></text:span><text:span text:style-name="Standaardalinea-lettertype"><text:span text:style-name="T3">Skills<text:line-break/>HTML5, CSS, Javascript, React, Laravel, Angular, PHP, MYSQL</text:span></text:span></text:p>
      <text:p text:style-name="Standard"><text:line-break/><text:span text:style-name="Standaardalinea-lettertype"><text:span text:style-name="T3">TALEN</text:span></text:span><text:line-break/><text:span text:style-name="Standaardalinea-lettertype"><text:span text:style-name="T3">Nederlands<text:line-break/>Engels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Standaard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Standa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Standaardalinea-lettertype" style:family="text"/>
    <style:style style:name="Koptekst_20_Char" style:display-name="Koptekst Char" style:family="text" style:parent-style-name="Standaardalinea-lettertype">
      <style:text-properties style:font-name-complex="Mangal" style:font-family-complex="Mangal" style:font-family-generic-complex="roman" style:font-pitch-complex="variable" style:font-size-complex="10.5pt"/>
    </style:style>
    <style:style style:name="Voettekst_20_Char" style:display-name="Voettekst Char" style:family="text" style:parent-style-name="Standaardalinea-lettertype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l" fo:country="N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text:s text:c="56"/>CURRICULUM VITA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initial-creator>mikey zundert</meta:initial-creator>
    <meta:creation-date>2021-09-29T10:09:00Z</meta:creation-date>
    <dc:date>2022-03-24T12:13:57.723000000</dc:date>
    <meta:editing-cycles>5</meta:editing-cycles>
    <meta:editing-duration>PT6M26S</meta:editing-duration>
    <meta:document-statistic meta:table-count="0" meta:image-count="0" meta:object-count="0" meta:page-count="1" meta:paragraph-count="10" meta:word-count="91" meta:character-count="878" meta:non-whitespace-character-count="733"/>
    <meta:template xlink:type="simple" xlink:actuate="onRequest" xlink:title="" xlink:href="Normal"/>
  </office:meta>
</office:document-meta>
</file>